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1.5cm" svg:x="1cm" svg:y="13.5cm">
          <text:p text:style-name="P1"><text:span text:style-name="T1">Diseño de</text:span></text:p>
          <text:p text:style-name="P1"><text:span text:style-name="T1">sesión</text:span></text:p>
          <draw:enhanced-geometry svg:viewBox="0 0 21600 21600" draw:text-areas="0 0 21600 21600" draw:type="pentagon-right" draw:modifiers="15795.0809838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1.5cm" svg:x="5.5cm" svg:y="13.5cm">
          <text:p text:style-name="P1"><text:span text:style-name="T1">Codificación </text:span></text:p>
          <text:p text:style-name="P1"><text:span text:style-name="T1">del guió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1.5cm" svg:x="10cm" svg:y="13.5cm">
          <text:p text:style-name="P2"><text:span text:style-name="T1">Ejecución</text:span></text:p>
          <text:p text:style-name="P2"><text:span text:style-name="T1">de terapia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1.5cm" svg:x="14.5cm" svg:y="13.5cm">
          <text:p text:style-name="P2"><text:span text:style-name="T1">Evaluació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2.479cm" svg:height="17.482cm" draw:transform="skewX (-0.0211184839491274) rotate (1.54705984896748) translate (1.45472576045023cm 17.9784350081262cm)" svg:viewBox="0 0 2480 17483" svg:d="m2476 20757c-2794-2-3355-14721-630-16514 7 82 13 163 20 244 194-254 401-446 614-568-220-124-445-174-670-152 6 81 13 165 19 248-2802 1844-2225 16975 647 16977 0-79 0-157 0-235zm4-16469zm-3 16957z">
          <text:p/>
        </draw:path>
        <draw:frame draw:style-name="gr3" draw:text-style-name="P3" draw:layer="layout" svg:width="5cm" svg:height="0.806cm" svg:x="7.5cm" svg:y="17cm">
          <draw:text-box>
            <text:p text:style-name="P3"><text:span text:style-name="T1">Siguiente iter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29T12:00:47</meta:creation-date>
    <dc:date>2012-05-29T12:41:42</dc:date>
    <dc:creator>Gonzalo Abella</dc:creator>
    <meta:editing-duration>PT00H40M57S</meta:editing-duration>
    <meta:editing-cycles>2</meta:editing-cycles>
    <meta:generator>OpenOffice.org/3.2$Linux OpenOffice.org_project/320m12$Build-9483</meta:generator>
    <meta:document-statistic meta:object-count="6"/>
  </office:meta>
</office:document-meta>
</file>